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On_campus_St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On_campus_Stu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6">
            <text:p>2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9">
            <text:p>2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6">
            <text:p>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6">
            <text:p>15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99">
            <text:p>4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44">
            <text:p>75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02">
            <text:p>1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1">
            <text:p>1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728">
            <text:p>29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09">
            <text:p>63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123">
            <text:p>11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938">
            <text:p>16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873">
            <text:p>8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8">
            <text:p>124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74">
            <text:p>4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8">
            <text:p>2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40">
            <text:p>17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76">
            <text:p>3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096">
            <text:p>6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274">
            <text:p>212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52">
            <text:p>95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2">
            <text:p>7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5">
            <text:p>11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61">
            <text:p>3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36">
            <text:p>1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8">
            <text:p>29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8">
            <text:p>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">
            <text:p>4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53">
            <text:p>19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34">
            <text:p>4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42">
            <text:p>4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765">
            <text:p>23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9168">
            <text:p>29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9">
            <text:p>1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979">
            <text:p>27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55">
            <text:p>5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00">
            <text:p>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92">
            <text:p>1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79">
            <text:p>2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5">
            <text:p>2005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On_campus_Stu" style:display-name="PageStyle_Criminal_Offenses_On_campus_St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